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627cm"/>
    </style:style>
    <style:style style:name="co4" style:family="table-column">
      <style:table-column-properties fo:break-before="auto" style:column-width="4.08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0.453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2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ffffff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5" style:family="table-cell" style:parent-style-name="Default">
      <style:table-cell-properties fo:background-color="#ff66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8" style:family="table-cell" style:parent-style-name="Default" style:data-style-name="N110">
      <style:table-cell-properties fo:background-color="#ffffff" style:text-align-source="fix" style:repeat-content="false" fo:border="0.002cm solid #000000"/>
      <style:paragraph-properties fo:text-align="justify" fo:margin-left="0cm"/>
    </style:style>
    <style:style style:name="ce9" style:family="table-cell" style:parent-style-name="Default" style:data-style-name="N110">
      <style:table-cell-properties style:text-align-source="fix" style:repeat-content="false" fo:border="0.002cm solid #000000"/>
      <style:paragraph-properties fo:text-align="justify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Droit_Energie" table:style-name="ta1" table:print="false">
        <table:table-column table:style-name="co1" table:number-columns-repeated="2" table:default-cell-style-name="ce4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Etablissement</text:p>
          </table:table-cell>
          <table:table-cell table:style-name="ce1" office:value-type="string">
            <text:p>Adresse postale</text:p>
          </table:table-cell>
          <table:table-cell table:style-name="ce1" office:value-type="string">
            <text:p>Telephon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Site_Internet</text:p>
          </table:table-cell>
          <table:table-cell table:style-name="ce1" office:value-type="string">
            <text:p>Tarif_Horaire_[€_TTC]</text:p>
          </table:table-cell>
          <table:table-cell table:style-name="ce1" office:value-type="string">
            <text:p>Technologies abordées</text:p>
          </table:table-cell>
          <table:table-cell table:style-name="ce1" office:value-type="string">
            <text:p>Conseil</text:p>
          </table:table-cell>
          <table:table-cell/>
          <table:table-cell table:style-name="ce10" office:value-type="string">
            <text:p>Demande non urgente</text:p>
          </table:table-cell>
        </table:table-row>
        <table:table-row table:style-name="ro1">
          <table:table-cell table:style-name="ce2" office:value-type="string">
            <text:p>Nativel Mickaël</text:p>
          </table:table-cell>
          <table:table-cell table:style-name="ce2" office:value-type="string">
            <text:p>25 rue Augustin Archambaud 97410 Saint Pierre</text:p>
          </table:table-cell>
          <table:table-cell table:style-name="ce2" office:value-type="string">
            <text:p>+262 2 62 73 00 15</text:p>
          </table:table-cell>
          <table:table-cell table:style-name="ce2" office:value-type="string">
            <text:p><text:a xlink:href="mailto:conseil@avocats-nativel.com">conseil@avocats-nativel.com</text:a></text:p>
          </table:table-cell>
          <table:table-cell table:style-name="ce2"/>
          <table:table-cell table:style-name="ce7"/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string">
            <text:p>Maitre Vincent Hoarau</text:p>
          </table:table-cell>
          <table:table-cell table:style-name="ce5"/>
          <table:table-cell table:style-name="ce2"/>
          <table:table-cell table:style-name="ce2" office:value-type="string">
            <text:p><text:a xlink:href="mailto:avocats@pragma-avocats.fr">avocats@pragma-avocats.fr</text:a></text:p>
          </table:table-cell>
          <table:table-cell table:style-name="ce2"/>
          <table:table-cell table:style-name="ce7"/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string">
            <text:p>Maitre Lee Mow Sim</text:p>
          </table:table-cell>
          <table:table-cell table:style-name="ce2" table:number-columns-repeated="2"/>
          <table:table-cell table:style-name="ce2" office:value-type="string">
            <text:p><text:a xlink:href="mailto:contact@avocat-leemowsim.fr">contact@avocat-leemowsim.fr</text:a></text:p>
          </table:table-cell>
          <table:table-cell table:style-name="ce2"/>
          <table:table-cell table:style-name="ce7" table:formula="of:=250" office:value-type="currency" office:currency="EUR" office:value="250">
            <text:p>250,00 €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style-name="ce3" office:value-type="string">
            <text:p>Green-law-avocat</text:p>
          </table:table-cell>
          <table:table-cell table:style-name="ce3" office:value-type="string">
            <text:p>ROUBAIX</text:p>
            <text:p>84, Bd du Général Leclerc</text:p>
            <text:p>7ème étage, Paraboles</text:p>
            <text:p>59100 ROUBAIX</text:p>
            <text:p>Case palais : n° 357</text:p>
          </table:table-cell>
          <table:table-cell table:style-name="ce3" office:value-type="string">
            <text:p>+33 (0)6-30-44-50-72</text:p>
            <text:p>/ +33 (0)9 72 19 23 56 (Fax)</text:p>
          </table:table-cell>
          <table:table-cell table:style-name="ce3" office:value-type="string">
            <text:p><text:a xlink:href="mailto:stephanie.gandet@green-law-avocat.fr">stephanie.gandet@green-law-avocat.fr</text:a></text:p>
          </table:table-cell>
          <table:table-cell table:style-name="ce3" office:value-type="string">
            <text:p><text:a xlink:href="https://green-law-avocat.fr/droit/energie/">https://green-law-avocat.fr/droit/energie/</text:a></text:p>
          </table:table-cell>
          <table:table-cell table:style-name="ce8"/>
          <table:table-cell table:number-columns-repeated="4"/>
        </table:table-row>
        <table:table-row table:style-name="ro1">
          <table:table-cell table:style-name="ce3" office:value-type="string">
            <text:p>Green-law-avocat</text:p>
          </table:table-cell>
          <table:table-cell table:style-name="ce3" office:value-type="string">
            <text:p><text:tab/>LYON</text:p>
            <text:p>28 rue Berjon, Greenopolis B.06,</text:p>
            <text:p>69009 LYON - Toque 2502</text:p>
          </table:table-cell>
          <table:table-cell table:style-name="ce3" office:value-type="string">
            <text:p>+33 (0)6-42-68-71-69 /</text:p>
            <text:p>+33 (0)9 72 19 23 56 (Fax)</text:p>
          </table:table-cell>
          <table:table-cell table:style-name="ce3" office:value-type="string">
            <text:p><text:tab/><text:a xlink:href="mailto:david.deharbe@green-law-avocat.fr">david.deharbe@green-law-avocat.fr</text:a></text:p>
          </table:table-cell>
          <table:table-cell table:style-name="ce3" office:value-type="string">
            <text:p><text:a xlink:href="https://green-law-avocat.fr/droit/energie/">https://green-law-avocat.fr/droit/energie/</text:a></text:p>
          </table:table-cell>
          <table:table-cell table:style-name="ce8"/>
          <table:table-cell table:number-columns-repeated="4"/>
        </table:table-row>
        <table:table-row table:style-name="ro1">
          <table:table-cell table:style-name="ce2" office:value-type="string">
            <text:p>de-pardieu</text:p>
          </table:table-cell>
          <table:table-cell table:style-name="ce2" office:value-type="string">
            <text:p>57 avenue d'Iéna - CS 11610</text:p>
            <text:p>75773 Paris Cedex 16</text:p>
            <text:p>France</text:p>
          </table:table-cell>
          <table:table-cell table:style-name="ce2" office:value-type="string">
            <text:p>TÉL. : +33 1 53 57 71 71</text:p>
            <text:p>/ FAX : +33 1 53 57 71 70</text:p>
          </table:table-cell>
          <table:table-cell table:style-name="ce2" office:value-type="string">
            <text:p><text:a xlink:href="mailto:info@de-pardieu.com">info@de-pardieu.com</text:a></text:p>
          </table:table-cell>
          <table:table-cell table:style-name="ce6" office:value-type="string">
            <text:p><text:a xlink:href="https://www.de-pardieu.com/expertises/competences/energie/">https://www.de-pardieu.com/expertises/competences/energie/</text:a></text:p>
          </table:table-cell>
          <table:table-cell table:style-name="ce7"/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string">
            <text:p>Geo-avocats</text:p>
          </table:table-cell>
          <table:table-cell table:style-name="ce2" office:value-type="string">
            <text:p>Géo Avocats</text:p>
            <text:p>/ 2 rue de la Clôture, 75019 Paris</text:p>
          </table:table-cell>
          <table:table-cell table:style-name="ce2" office:value-type="string">
            <text:p>+33 (0)1 88 61 00 66</text:p>
          </table:table-cell>
          <table:table-cell table:style-name="ce2" office:value-type="string">
            <text:p><text:a xlink:href="mailto:contact@geo-avocats.com">contact@geo-avocats.com</text:a></text:p>
          </table:table-cell>
          <table:table-cell table:style-name="ce2" office:value-type="string">
            <text:p><text:a xlink:href="https://www.geo-avocats.com/">https://www.geo-avocats.com/</text:a></text:p>
          </table:table-cell>
          <table:table-cell table:style-name="ce7"/>
          <table:table-cell table:style-name="ce2" office:value-type="string">
            <text:p>Hydrogene geologique / Fusion nucleaire / Reacteur a plasma</text:p>
          </table:table-cell>
          <table:table-cell table:style-name="ce2" office:value-type="string">
            <text:p>Dossier juridique (Risque environnemental / Risque technique / Risque economique)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rnaudgossement</text:p>
          </table:table-cell>
          <table:table-cell table:style-name="ce2" office:value-type="string">
            <text:p>Bureau de Paris <text:s/>: 35 avenue de Saint-Mandé - 75012 Paris</text:p>
            <text:p>/ Bureau de Rennes : 15 rue du puits mauger - 35 000 Rennes</text:p>
          </table:table-cell>
          <table:table-cell table:style-name="ce2" office:value-type="string">
            <text:p>Tel.01.53.44.01.32 – Fax.01.43.43.83.69</text:p>
          </table:table-cell>
          <table:table-cell table:style-name="ce2" office:value-type="string">
            <text:p><text:a xlink:href="mailto:contact@gossement-avocats.com">contact@gossement-avocats.com</text:a></text:p>
          </table:table-cell>
          <table:table-cell table:style-name="ce2" office:value-type="string">
            <text:p><text:a xlink:href="http://www.arnaudgossement.com/">http://www.arnaudgossement.com/</text:a></text:p>
          </table:table-cell>
          <table:table-cell table:style-name="ce7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Charrel-avocats</text:p>
          </table:table-cell>
          <table:table-cell office:value-type="string">
            <text:p>5 rue Saint Philippe du Roule</text:p>
            <text:p>75008 Paris</text:p>
          </table:table-cell>
          <table:table-cell office:value-type="string">
            <text:p>Tel : 01 53 76 00 66</text:p>
          </table:table-cell>
          <table:table-cell office:value-type="string">
            <text:p><text:a xlink:href="mailto:contact@charrel-avocats.com">contact@charrel-avocats.com</text:a></text:p>
          </table:table-cell>
          <table:table-cell office:value-type="string">
            <text:p><text:a xlink:href="https://charrel-avocats.com/">https://charrel-avocats.com/</text:a>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Cabinet Earth Avocats </text:p>
          </table:table-cell>
          <table:table-cell office:value-type="string">
            <text:p>Paris 20, rue Quentin Bauchart 75008 PARIS</text:p>
          </table:table-cell>
          <table:table-cell office:value-type="string">
            <text:p>Tél. : +33(0)1 45 62 71 00</text:p>
            <text:p>Fax : +33(0)1 45 62 71 01</text:p>
          </table:table-cell>
          <table:table-cell office:value-type="string">
            <text:p><text:a xlink:href="mailto:r.ledieudeville@earthavocats.com">r.ledieudeville@earthavocats.com</text:a></text:p>
          </table:table-cell>
          <table:table-cell office:value-type="string">
            <text:p><text:a xlink:href="https://earthavocats.com/fr/contacts.php">https://earthavocats.com/fr/contacts.php</text:a>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hklegal</text:p>
          </table:table-cell>
          <table:table-cell office:value-type="string">
            <text:p>91, av. de la République 75011 Paris</text:p>
          </table:table-cell>
          <table:table-cell office:value-type="string">
            <text:p>'+33 1 55 28 32 77</text:p>
          </table:table-cell>
          <table:table-cell office:value-type="string">
            <text:p><text:a xlink:href="mailto:contact@hklegal.fr">contact@hklegal.fr</text:a></text:p>
          </table:table-cell>
          <table:table-cell office:value-type="string">
            <text:p><text:a xlink:href="https://www.hklegal.fr/">https://www.hklegal.fr/</text:a></text:p>
          </table:table-cell>
          <table:table-cell table:style-name="ce9"/>
          <table:table-cell table:number-columns-repeated="4"/>
        </table:table-row>
        <table:table-row table:style-name="ro1">
          <table:table-cell table:style-name="ce2" office:value-type="string">
            <text:p>de-pardieu</text:p>
          </table:table-cell>
          <table:table-cell table:style-name="ce2" office:value-type="string">
            <text:p>57 avenue d'Iéna - CS 11610</text:p>
            <text:p>75773 Paris Cedex 16</text:p>
            <text:p>France</text:p>
          </table:table-cell>
          <table:table-cell table:style-name="ce2" office:value-type="string">
            <text:p>TÉL. : +33 1 53 57 71 71</text:p>
            <text:p>/ FAX : +33 1 53 57 71 70</text:p>
          </table:table-cell>
          <table:table-cell office:value-type="string">
            <text:p><text:a xlink:href="mailto:gardellin@de-pardieu.com">gardellin@de-pardieu.com</text:a></text:p>
          </table:table-cell>
          <table:table-cell table:style-name="ce6" office:value-type="string">
            <text:p><text:a xlink:href="https://www.de-pardieu.com/expertises/competences/energie/">https://www.de-pardieu.com/expertises/competences/energie/</text:a></text:p>
          </table:table-cell>
          <table:table-cell table:style-name="ce7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Devedeix-avocat</text:p>
          </table:table-cell>
          <table:table-cell office:value-type="string">
            <text:p>3 rue Marceau, 44000 Nantes</text:p>
          </table:table-cell>
          <table:table-cell office:value-type="string">
            <text:p>07 80 96 46 19</text:p>
          </table:table-cell>
          <table:table-cell office:value-type="string">
            <text:p><text:a xlink:href="mailto:marc.devedeix@devedeix-avocat.fr">marc.devedeix@devedeix-avocat.fr</text:a></text:p>
          </table:table-cell>
          <table:table-cell office:value-type="string">
            <text:p><text:a xlink:href="https://devedeix-avocat.fr/">https://devedeix-avocat.fr/</text:a></text:p>
          </table:table-cell>
          <table:table-cell table:style-name="ce9" table:formula="of:=180" office:value-type="currency" office:currency="EUR" office:value="180">
            <text:p>180,00 €</text:p>
          </table:table-cell>
          <table:table-cell table:number-columns-repeated="4"/>
        </table:table-row>
        <table:table-row table:style-name="ro1">
          <table:table-cell table:style-name="ce2" office:value-type="string">
            <text:p>Gossement-avocats</text:p>
          </table:table-cell>
          <table:table-cell table:style-name="ce2" office:value-type="string">
            <text:p>35 avenue de Saint Mandé 75012 PARIS / 15 rue du puits Mauger 35000 RENNES</text:p>
          </table:table-cell>
          <table:table-cell table:style-name="ce2" office:value-type="string">
            <text:p>Tel. 01.53.44.01.32 (standard)</text:p>
            <text:p/>
            <text:p>/ Fax. 01.43.43.83.69</text:p>
          </table:table-cell>
          <table:table-cell table:style-name="ce2" office:value-type="string">
            <text:p><text:a xlink:href="mailto:contact@gossement-avocats.com">contact@gossement-avocats.com</text:a></text:p>
          </table:table-cell>
          <table:table-cell table:style-name="ce2" office:value-type="string">
            <text:p><text:a xlink:href="https://www.gossement-avocats.com/cabinet.html">https://www.gossement-avocats.com/cabinet.html</text:a></text:p>
          </table:table-cell>
          <table:table-cell table:style-name="ce7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Bctg-avocats</text:p>
          </table:table-cell>
          <table:table-cell office:value-type="string">
            <text:p>53 rue des Belles Feuilles <text:span text:style-name="T1">75116 </text:span><text:span text:style-name="T1">PARIS</text:span></text:p>
          </table:table-cell>
          <table:table-cell office:value-type="string">
            <text:p>Tel : +33 1 44 15 61 00</text:p>
          </table:table-cell>
          <table:table-cell office:value-type="string">
            <text:p><text:a xlink:href="mailto:p.chalmel@bctg-avocats.com">p.chalmel@bctg-avocats.com</text:a></text:p>
          </table:table-cell>
          <table:table-cell office:value-type="string">
            <text:p><text:a xlink:href="https://bctg-avocats.com/le-cabinet/energies/">https://bctg-avocats.com/le-cabinet/energies/</text:a>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Helios-avocats</text:p>
          </table:table-cell>
          <table:table-cell office:value-type="string">
            <text:p>37 bis, rue Singer, 75016 PARIS</text:p>
          </table:table-cell>
          <table:table-cell office:value-type="string">
            <text:p>T. +33 (0)1 88 32 98 74</text:p>
            <text:p>/ F. +33 (0)9 70 21 01 18</text:p>
          </table:table-cell>
          <table:table-cell office:value-type="string">
            <text:p><text:a xlink:href="mailto:contact@helios-avocats.com">contact@helios-avocats.com</text:a></text:p>
          </table:table-cell>
          <table:table-cell office:value-type="string">
            <text:p><text:a xlink:href="https://www.helios-avocats.com/contact/">https://www.helios-avocats.com/contact/</text:a>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heraconseils</text:p>
          </table:table-cell>
          <table:table-cell office:value-type="string">
            <text:p>Hamdallaye ACI 2000, Avenue de la Bibliothèque</text:p>
            <text:p>Nationale vers la place CAN</text:p>
            <text:p/>
            <text:p>10e rue à gauche, Immeuble</text:p>
            <text:p>Doucouré 2e étage,</text:p>
            <text:p/>
            <text:p>Bureaux A1 - A2 BP 1450 Bamako, Mali</text:p>
          </table:table-cell>
          <table:table-cell office:value-type="string">
            <text:p>Tél: <text:s text:c="2"/>(+223) 20 29 08 63</text:p>
            <text:p>/ Fax : (+223) 20 29 08 65</text:p>
          </table:table-cell>
          <table:table-cell office:value-type="string">
            <text:p><text:a xlink:href="mailto:info@heraconseils.com">info@heraconseils.com</text:a></text:p>
          </table:table-cell>
          <table:table-cell office:value-type="string">
            <text:p><text:a xlink:href="https://www.heraconseils.com/contact">https://www.heraconseils.com/contact</text:a>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avocatshouda</text:p>
          </table:table-cell>
          <table:table-cell office:value-type="string">
            <text:p>66 Boulevard de la République, Immeuble Seydou Nourou Tall, 1er étage</text:p>
            <text:p>Dakar, Sénégal</text:p>
            <text:p>BP 11 417</text:p>
          </table:table-cell>
          <table:table-cell office:value-type="string">
            <text:p>Tel: (+221) 33 821 47 22/35</text:p>
            <text:p>/ Fax: (+221) 33 821 45 43</text:p>
          </table:table-cell>
          <table:table-cell office:value-type="string">
            <text:p><text:a xlink:href="mailto:houda@avocatshouda.com">houda@avocatshouda.com</text:a></text:p>
          </table:table-cell>
          <table:table-cell office:value-type="string">
            <text:p><text:a xlink:href="https://www.avocatshouda.com/nos-contacts/">https://www.avocatshouda.com/nos-contacts/</text:a>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tmos-avocats</text:p>
          </table:table-cell>
          <table:table-cell table:style-name="ce2" office:value-type="string">
            <text:p>81 rue de Monceau</text:p>
            <text:p>75008 PARIS</text:p>
          </table:table-cell>
          <table:table-cell table:style-name="ce2" office:value-type="string">
            <text:p>01 56 59 29 59</text:p>
          </table:table-cell>
          <table:table-cell table:style-name="ce2" office:value-type="string">
            <text:p><text:a xlink:href="mailto:contact@atmos-avocats.com">contact@atmos-avocats.com</text:a></text:p>
          </table:table-cell>
          <table:table-cell table:style-name="ce2" office:value-type="string">
            <text:p><text:a xlink:href="https://www.atmos-avocats.com/contact.htm">https://www.atmos-avocats.com/contact.htm</text:a>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>
            <text:p>dsavocats</text:p>
          </table:table-cell>
          <table:table-cell office:value-type="string">
            <text:p>6, rue Duret à Paris (75116)</text:p>
          </table:table-cell>
          <table:table-cell office:value-type="string">
            <text:p>01.53.67.50.00</text:p>
          </table:table-cell>
          <table:table-cell office:value-type="string">
            <text:p><text:a xlink:href="mailto:courrier@dsavocats.com">courrier@dsavocats.com</text:a></text:p>
          </table:table-cell>
          <table:table-cell office:value-type="string">
            <text:p><text:a xlink:href="https://www.dsavocats.com/mentions-legales/">https://www.dsavocats.com/mentions-legales/</text:a></text:p>
          </table:table-cell>
          <table:table-cell table:number-columns-repeated="5"/>
        </table:table-row>
        <table:table-row table:style-name="ro1">
          <table:table-cell office:value-type="string">
            <text:p>adaltys</text:p>
          </table:table-cell>
          <table:table-cell office:value-type="string">
            <text:p>55 boulevard des Brotteaux, 69006 LYON – FRANCE</text:p>
          </table:table-cell>
          <table:table-cell office:value-type="string">
            <text:p>Tél. : +33 (0)4 72 41 15 75</text:p>
          </table:table-cell>
          <table:table-cell office:value-type="string">
            <text:p><text:a xlink:href="mailto:contact@adaltys.com">contact@adaltys.com</text:a></text:p>
          </table:table-cell>
          <table:table-cell office:value-type="string">
            <text:p><text:a xlink:href="https://adaltys.com/contact/">https://adaltys.com/contact/</text:a></text:p>
          </table:table-cell>
          <table:table-cell table:number-columns-repeated="5"/>
        </table:table-row>
        <table:table-row table:style-name="ro1">
          <table:table-cell office:value-type="string">
            <text:p>Guilex-avocats</text:p>
          </table:table-cell>
          <table:table-cell office:value-type="string">
            <text:p>Adresse: Kipe Dadia Conakry Guinée.</text:p>
            <text:p/>
            <text:p>Conakry République de Guinée</text:p>
          </table:table-cell>
          <table:table-cell office:value-type="string">
            <text:p>T: +224 628 0354 13 &amp; 624 0808 08</text:p>
          </table:table-cell>
          <table:table-cell office:value-type="string">
            <text:p><text:a xlink:href="mailto:contact@guilex-avocats.com">contact@guilex-avocats.com</text:a></text:p>
          </table:table-cell>
          <table:table-cell office:value-type="string">
            <text:p><text:a xlink:href="https://guilex-avocats.com/contact/">https://guilex-avocats.com/contact/</text:a></text:p>
          </table:table-cell>
          <table:table-cell table:number-columns-repeated="5"/>
        </table:table-row>
        <table:table-row table:style-name="ro1">
          <table:table-cell office:value-type="string">
            <text:p>uggc</text:p>
          </table:table-cell>
          <table:table-cell office:value-type="string">
            <text:p>47 RUE DE MONCEAU</text:p>
            <text:p>75008 PARIS</text:p>
            <text:p>FRANCE</text:p>
          </table:table-cell>
          <table:table-cell office:value-type="string">
            <text:p>TÉL : + 33 1 56 69 70 00 / FAX : + 33 1 56 69 70 71</text:p>
          </table:table-cell>
          <table:table-cell office:value-type="string">
            <text:p>paris@uggc.com</text:p>
          </table:table-cell>
          <table:table-cell office:value-type="string">
            <text:p><text:a xlink:href="https://www.uggc.com/contact/">https://www.uggc.com/contact/</text:a></text:p>
          </table:table-cell>
          <table:table-cell table:number-columns-repeated="5"/>
        </table:table-row>
        <table:table-row table:style-name="ro1">
          <table:table-cell office:value-type="string">
            <text:p>Granados-avocat-energie-environnement</text:p>
          </table:table-cell>
          <table:table-cell office:value-type="string">
            <text:p>4 Quater rue de l'Ermitage, 78000 VERSAILLES</text:p>
          </table:table-cell>
          <table:table-cell office:value-type="string">
            <text:p>07.86.95.37.06</text:p>
          </table:table-cell>
          <table:table-cell office:value-type="string">
            <text:p><text:a xlink:href="mailto:cabinet@granados-avocat.com">cabinet@granados-avocat.com</text:a></text:p>
          </table:table-cell>
          <table:table-cell office:value-type="string">
            <text:p><text:a xlink:href="https://www.granados-avocat-energie-environnement.fr/contact-1">https://www.granados-avocat-energie-environnement.fr/contact-1</text:a></text:p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8">28/07/2022</text:date>, <text:time>13:3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6M38S</meta:editing-duration>
    <meta:editing-cycles>15</meta:editing-cycles>
    <meta:generator>OpenOffice/4.1.13$Win32 OpenOffice.org_project/4113m1$Build-9810</meta:generator>
    <dc:date>2022-07-28T13:32:39.54</dc:date>
    <meta:document-statistic meta:table-count="1" meta:cell-count="126" meta:object-count="0"/>
    <meta:user-defined meta:name="Info 1"/>
    <meta:user-defined meta:name="Info 2"/>
    <meta:user-defined meta:name="Info 3"/>
    <meta:user-defined meta:name="Info 4"/>
  </office:meta>
</office:document-meta>
</file>